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mp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5.81849999999999" calcext:value-type="float">
            <text:p>5.81849999999999</text:p>
          </table:table-cell>
          <table:table-cell office:value-type="float" office:value="0.00112585729364364" calcext:value-type="float">
            <text:p>0.001125857293644</text:p>
          </table:table-cell>
          <table:table-cell office:value-type="float" office:value="0.0000709596973670878" calcext:value-type="float">
            <text:p>7.09596973670878E-05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7.487" calcext:value-type="float">
            <text:p>7.487</text:p>
          </table:table-cell>
          <table:table-cell office:value-type="float" office:value="0.00142146966775963" calcext:value-type="float">
            <text:p>0.00142146966776</text:p>
          </table:table-cell>
          <table:table-cell office:value-type="float" office:value="0.000203794060018846" calcext:value-type="float">
            <text:p>0.000203794060019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9.1555" calcext:value-type="float">
            <text:p>9.1555</text:p>
          </table:table-cell>
          <table:table-cell office:value-type="float" office:value="0.00177748816230327" calcext:value-type="float">
            <text:p>0.001777488162303</text:p>
          </table:table-cell>
          <table:table-cell office:value-type="float" office:value="0.000174454668865183" calcext:value-type="float">
            <text:p>0.000174454668865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0.824" calcext:value-type="float">
            <text:p>10.824</text:p>
          </table:table-cell>
          <table:table-cell office:value-type="float" office:value="0.00237086899897386" calcext:value-type="float">
            <text:p>0.002370868998974</text:p>
          </table:table-cell>
          <table:table-cell office:value-type="float" office:value="0.000119092644310698" calcext:value-type="float">
            <text:p>0.000119092644311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2.4925" calcext:value-type="float">
            <text:p>12.4925</text:p>
          </table:table-cell>
          <table:table-cell office:value-type="float" office:value="0.00285921305207823" calcext:value-type="float">
            <text:p>0.002859213052078</text:p>
          </table:table-cell>
          <table:table-cell office:value-type="float" office:value="0.0000274009798393734" calcext:value-type="float">
            <text:p>2.74009798393734E-05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4.161" calcext:value-type="float">
            <text:p>14.161</text:p>
          </table:table-cell>
          <table:table-cell office:value-type="float" office:value="0.00314724288352475" calcext:value-type="float">
            <text:p>0.003147242883525</text:p>
          </table:table-cell>
          <table:table-cell office:value-type="float" office:value="0.000167962264398454" calcext:value-type="float">
            <text:p>0.000167962264398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5.8295" calcext:value-type="float">
            <text:p>15.8295</text:p>
          </table:table-cell>
          <table:table-cell office:value-type="float" office:value="0.00406567487990705" calcext:value-type="float">
            <text:p>0.004065674879907</text:p>
          </table:table-cell>
          <table:table-cell office:value-type="float" office:value="0.000283691242025929" calcext:value-type="float">
            <text:p>0.000283691242026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7.498" calcext:value-type="float">
            <text:p>17.498</text:p>
          </table:table-cell>
          <table:table-cell office:value-type="float" office:value="0.00537139471363104" calcext:value-type="float">
            <text:p>0.005371394713631</text:p>
          </table:table-cell>
          <table:table-cell office:value-type="float" office:value="0.000212893818392578" calcext:value-type="float">
            <text:p>0.000212893818393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9.1665" calcext:value-type="float">
            <text:p>19.1665</text:p>
          </table:table-cell>
          <table:table-cell office:value-type="float" office:value="0.00615063587166867" calcext:value-type="float">
            <text:p>0.006150635871669</text:p>
          </table:table-cell>
          <table:table-cell office:value-type="float" office:value="0.000312582502698849" calcext:value-type="float">
            <text:p>0.000312582502699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20.835" calcext:value-type="float">
            <text:p>20.835</text:p>
          </table:table-cell>
          <table:table-cell office:value-type="float" office:value="0.00812971347683478" calcext:value-type="float">
            <text:p>0.008129713476835</text:p>
          </table:table-cell>
          <table:table-cell office:value-type="float" office:value="0.000903633473904031" calcext:value-type="float">
            <text:p>0.000903633473904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22.5035" calcext:value-type="float">
            <text:p>22.5035</text:p>
          </table:table-cell>
          <table:table-cell office:value-type="float" office:value="0.00757137620826317" calcext:value-type="float">
            <text:p>0.007571376208263</text:p>
          </table:table-cell>
          <table:table-cell office:value-type="float" office:value="0.000597516534314637" calcext:value-type="float">
            <text:p>0.000597516534315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24.172" calcext:value-type="float">
            <text:p>24.172</text:p>
          </table:table-cell>
          <table:table-cell office:value-type="float" office:value="0.0109869899699785" calcext:value-type="float">
            <text:p>0.010986989969979</text:p>
          </table:table-cell>
          <table:table-cell office:value-type="float" office:value="0.000339898482691781" calcext:value-type="float">
            <text:p>0.000339898482692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25.8405" calcext:value-type="float">
            <text:p>25.8405</text:p>
          </table:table-cell>
          <table:table-cell office:value-type="float" office:value="0.0126766009774065" calcext:value-type="float">
            <text:p>0.012676600977407</text:p>
          </table:table-cell>
          <table:table-cell office:value-type="float" office:value="0.000207074576247545" calcext:value-type="float">
            <text:p>0.000207074576248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29.1775" calcext:value-type="float">
            <text:p>29.1775</text:p>
          </table:table-cell>
          <table:table-cell office:value-type="float" office:value="0.0182655662575603" calcext:value-type="float">
            <text:p>0.01826556625756</text:p>
          </table:table-cell>
          <table:table-cell office:value-type="float" office:value="0.00035518025105172" calcext:value-type="float">
            <text:p>0.000355180251052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32.5145" calcext:value-type="float">
            <text:p>32.5145</text:p>
          </table:table-cell>
          <table:table-cell office:value-type="float" office:value="0.0263040968501959" calcext:value-type="float">
            <text:p>0.026304096850196</text:p>
          </table:table-cell>
          <table:table-cell office:value-type="float" office:value="0.000493887676212135" calcext:value-type="float">
            <text:p>0.000493887676212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35.8515" calcext:value-type="float">
            <text:p>35.8515</text:p>
          </table:table-cell>
          <table:table-cell office:value-type="float" office:value="0.0296011363592419" calcext:value-type="float">
            <text:p>0.029601136359242</text:p>
          </table:table-cell>
          <table:table-cell office:value-type="float" office:value="0.000358064937218267" calcext:value-type="float">
            <text:p>0.000358064937218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39.1885" calcext:value-type="float">
            <text:p>39.1885</text:p>
          </table:table-cell>
          <table:table-cell office:value-type="float" office:value="0.025250035254674" calcext:value-type="float">
            <text:p>0.025250035254674</text:p>
          </table:table-cell>
          <table:table-cell office:value-type="float" office:value="0.00068625852803387" calcext:value-type="float">
            <text:p>0.000686258528034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42.5255" calcext:value-type="float">
            <text:p>42.5255</text:p>
          </table:table-cell>
          <table:table-cell office:value-type="float" office:value="0.0123619721430458" calcext:value-type="float">
            <text:p>0.012361972143046</text:p>
          </table:table-cell>
          <table:table-cell office:value-type="float" office:value="0.000476338669770074" calcext:value-type="float">
            <text:p>0.00047633866977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47.531" calcext:value-type="float">
            <text:p>47.531</text:p>
          </table:table-cell>
          <table:table-cell office:value-type="float" office:value="0.00297079607225738" calcext:value-type="float">
            <text:p>0.002970796072257</text:p>
          </table:table-cell>
          <table:table-cell office:value-type="float" office:value="0.000229522300053872" calcext:value-type="float">
            <text:p>0.000229522300054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52.5365" calcext:value-type="float">
            <text:p>52.5365</text:p>
          </table:table-cell>
          <table:table-cell office:value-type="float" office:value="0.0016812196981737" calcext:value-type="float">
            <text:p>0.001681219698174</text:p>
          </table:table-cell>
          <table:table-cell office:value-type="float" office:value="0.0000477677293336876" calcext:value-type="float">
            <text:p>4.77677293336876E-05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5.12929841382999" calcext:value-type="float">
            <text:p>5.12929841382999</text:p>
          </table:table-cell>
          <table:table-cell office:value-type="float" office:value="0.00212215608930655" calcext:value-type="float">
            <text:p>0.002122156089307</text:p>
          </table:table-cell>
          <table:table-cell office:value-type="float" office:value="0.000248672687606384" calcext:value-type="float">
            <text:p>0.000248672687606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6.70210622627557" calcext:value-type="float">
            <text:p>6.70210622627557</text:p>
          </table:table-cell>
          <table:table-cell office:value-type="float" office:value="0.00308543942188779" calcext:value-type="float">
            <text:p>0.003085439421888</text:p>
          </table:table-cell>
          <table:table-cell office:value-type="float" office:value="0.000335113502399767" calcext:value-type="float">
            <text:p>0.0003351135024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8.27491403872116" calcext:value-type="float">
            <text:p>8.27491403872116</text:p>
          </table:table-cell>
          <table:table-cell office:value-type="float" office:value="0.00412630172551598" calcext:value-type="float">
            <text:p>0.004126301725516</text:p>
          </table:table-cell>
          <table:table-cell office:value-type="float" office:value="0.0000227309044263184" calcext:value-type="float">
            <text:p>2.27309044263184E-05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9.84772185116674" calcext:value-type="float">
            <text:p>9.84772185116674</text:p>
          </table:table-cell>
          <table:table-cell office:value-type="float" office:value="0.00499513048110328" calcext:value-type="float">
            <text:p>0.004995130481103</text:p>
          </table:table-cell>
          <table:table-cell office:value-type="float" office:value="0.0000666234613039882" calcext:value-type="float">
            <text:p>6.66234613039882E-05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11.4205296636123" calcext:value-type="float">
            <text:p>11.4205296636123</text:p>
          </table:table-cell>
          <table:table-cell office:value-type="float" office:value="0.00626546182927953" calcext:value-type="float">
            <text:p>0.00626546182928</text:p>
          </table:table-cell>
          <table:table-cell office:value-type="float" office:value="0.000114477982143448" calcext:value-type="float">
            <text:p>0.000114477982143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12.9933374760579" calcext:value-type="float">
            <text:p>12.9933374760579</text:p>
          </table:table-cell>
          <table:table-cell office:value-type="float" office:value="0.00809941011493749" calcext:value-type="float">
            <text:p>0.008099410114937</text:p>
          </table:table-cell>
          <table:table-cell office:value-type="float" office:value="0.000248581161619865" calcext:value-type="float">
            <text:p>0.00024858116162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14.5661452885035" calcext:value-type="float">
            <text:p>14.5661452885035</text:p>
          </table:table-cell>
          <table:table-cell office:value-type="float" office:value="0.00945288555384014" calcext:value-type="float">
            <text:p>0.00945288555384</text:p>
          </table:table-cell>
          <table:table-cell office:value-type="float" office:value="0.0000938922975093055" calcext:value-type="float">
            <text:p>9.38922975093055E-05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16.1389531009491" calcext:value-type="float">
            <text:p>16.1389531009491</text:p>
          </table:table-cell>
          <table:table-cell office:value-type="float" office:value="0.0118460381445608" calcext:value-type="float">
            <text:p>0.011846038144561</text:p>
          </table:table-cell>
          <table:table-cell office:value-type="float" office:value="0.000161797442184149" calcext:value-type="float">
            <text:p>0.000161797442184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17.7117609133947" calcext:value-type="float">
            <text:p>17.7117609133947</text:p>
          </table:table-cell>
          <table:table-cell office:value-type="float" office:value="0.0138642011629535" calcext:value-type="float">
            <text:p>0.013864201162954</text:p>
          </table:table-cell>
          <table:table-cell office:value-type="float" office:value="0.000206633267344992" calcext:value-type="float">
            <text:p>0.000206633267345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19.2845687258402" calcext:value-type="float">
            <text:p>19.2845687258402</text:p>
          </table:table-cell>
          <table:table-cell office:value-type="float" office:value="0.017338153435467" calcext:value-type="float">
            <text:p>0.017338153435467</text:p>
          </table:table-cell>
          <table:table-cell office:value-type="float" office:value="0.000357070712655501" calcext:value-type="float">
            <text:p>0.000357070712656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20.8573765382858" calcext:value-type="float">
            <text:p>20.8573765382858</text:p>
          </table:table-cell>
          <table:table-cell office:value-type="float" office:value="0.0211903848249396" calcext:value-type="float">
            <text:p>0.02119038482494</text:p>
          </table:table-cell>
          <table:table-cell office:value-type="float" office:value="0.00030850740433862" calcext:value-type="float">
            <text:p>0.000308507404339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22.4301843507314" calcext:value-type="float">
            <text:p>22.4301843507314</text:p>
          </table:table-cell>
          <table:table-cell office:value-type="float" office:value="0.0240442923032978" calcext:value-type="float">
            <text:p>0.024044292303298</text:p>
          </table:table-cell>
          <table:table-cell office:value-type="float" office:value="0.000461418066011059" calcext:value-type="float">
            <text:p>0.000461418066011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25.5757999756226" calcext:value-type="float">
            <text:p>25.5757999756226</text:p>
          </table:table-cell>
          <table:table-cell office:value-type="float" office:value="0.0342750445532018" calcext:value-type="float">
            <text:p>0.034275044553202</text:p>
          </table:table-cell>
          <table:table-cell office:value-type="float" office:value="0.00115224779284769" calcext:value-type="float">
            <text:p>0.001152247792848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28.7214156005138" calcext:value-type="float">
            <text:p>28.7214156005138</text:p>
          </table:table-cell>
          <table:table-cell office:value-type="float" office:value="0.0467939739425379" calcext:value-type="float">
            <text:p>0.046793973942538</text:p>
          </table:table-cell>
          <table:table-cell office:value-type="float" office:value="0.000682627045483646" calcext:value-type="float">
            <text:p>0.000682627045484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31.8670312254049" calcext:value-type="float">
            <text:p>31.8670312254049</text:p>
          </table:table-cell>
          <table:table-cell office:value-type="float" office:value="0.0625393991630389" calcext:value-type="float">
            <text:p>0.062539399163039</text:p>
          </table:table-cell>
          <table:table-cell office:value-type="float" office:value="0.000689892566829582" calcext:value-type="float">
            <text:p>0.00068989256683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35.0126468502961" calcext:value-type="float">
            <text:p>35.0126468502961</text:p>
          </table:table-cell>
          <table:table-cell office:value-type="float" office:value="0.0701444460716651" calcext:value-type="float">
            <text:p>0.070144446071665</text:p>
          </table:table-cell>
          <table:table-cell office:value-type="float" office:value="0.000866818268938039" calcext:value-type="float">
            <text:p>0.0008668182689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38.1582624751873" calcext:value-type="float">
            <text:p>38.1582624751873</text:p>
          </table:table-cell>
          <table:table-cell office:value-type="float" office:value="0.0682628967831302" calcext:value-type="float">
            <text:p>0.06826289678313</text:p>
          </table:table-cell>
          <table:table-cell office:value-type="float" office:value="0.00134810642760552" calcext:value-type="float">
            <text:p>0.001348106427606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41.3038781000784" calcext:value-type="float">
            <text:p>41.3038781000784</text:p>
          </table:table-cell>
          <table:table-cell office:value-type="float" office:value="0.059626596809511" calcext:value-type="float">
            <text:p>0.059626596809511</text:p>
          </table:table-cell>
          <table:table-cell office:value-type="float" office:value="0.000750061529585287" calcext:value-type="float">
            <text:p>0.000750061529585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46.0223015374152" calcext:value-type="float">
            <text:p>46.0223015374152</text:p>
          </table:table-cell>
          <table:table-cell office:value-type="float" office:value="0.0251483921322182" calcext:value-type="float">
            <text:p>0.025148392132218</text:p>
          </table:table-cell>
          <table:table-cell office:value-type="float" office:value="0.000896549799939479" calcext:value-type="float">
            <text:p>0.000896549799939</text:p>
          </table:table-cell>
          <table:table-cell/>
        </table:table-row>
        <table:table-row table:style-name="ro1">
          <table:table-cell office:value-type="string" calcext:value-type="string">
            <text:p>cattle</text:p>
          </table:table-cell>
          <table:table-cell office:value-type="float" office:value="50.7407249747519" calcext:value-type="float">
            <text:p>50.7407249747519</text:p>
          </table:table-cell>
          <table:table-cell office:value-type="float" office:value="0.00992663180865968" calcext:value-type="float">
            <text:p>0.00992663180866</text:p>
          </table:table-cell>
          <table:table-cell office:value-type="float" office:value="0.00045434824718092" calcext:value-type="float">
            <text:p>0.0004543482471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5.71" calcext:value-type="float">
            <text:p>5.71</text:p>
          </table:table-cell>
          <table:table-cell office:value-type="float" office:value="0.000464349469917785" calcext:value-type="float">
            <text:p>0.000464349469918</text:p>
          </table:table-cell>
          <table:table-cell office:value-type="float" office:value="0.0000818018126038849" calcext:value-type="float">
            <text:p>8.18018126038849E-0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7.42" calcext:value-type="float">
            <text:p>7.42</text:p>
          </table:table-cell>
          <table:table-cell office:value-type="float" office:value="0.000366428318567472" calcext:value-type="float">
            <text:p>0.000366428318567</text:p>
          </table:table-cell>
          <table:table-cell office:value-type="float" office:value="0.0000735885625564151" calcext:value-type="float">
            <text:p>7.35885625564151E-0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9.2108" calcext:value-type="float">
            <text:p>9.2108</text:p>
          </table:table-cell>
          <table:table-cell office:value-type="float" office:value="0.000629716702588063" calcext:value-type="float">
            <text:p>0.000629716702588</text:p>
          </table:table-cell>
          <table:table-cell office:value-type="float" office:value="0.0000358908508684759" calcext:value-type="float">
            <text:p>3.58908508684759E-0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10.8684" calcext:value-type="float">
            <text:p>10.8684</text:p>
          </table:table-cell>
          <table:table-cell office:value-type="float" office:value="0.000530396093324559" calcext:value-type="float">
            <text:p>0.000530396093325</text:p>
          </table:table-cell>
          <table:table-cell office:value-type="float" office:value="0.0000249546794264973" calcext:value-type="float">
            <text:p>2.49546794264973E-0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12.526" calcext:value-type="float">
            <text:p>12.526</text:p>
          </table:table-cell>
          <table:table-cell office:value-type="float" office:value="0.000847777407873121" calcext:value-type="float">
            <text:p>0.000847777407873</text:p>
          </table:table-cell>
          <table:table-cell office:value-type="float" office:value="0.0000424698905360054" calcext:value-type="float">
            <text:p>4.24698905360054E-0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14.1836" calcext:value-type="float">
            <text:p>14.1836</text:p>
          </table:table-cell>
          <table:table-cell office:value-type="float" office:value="0.000845580913020018" calcext:value-type="float">
            <text:p>0.00084558091302</text:p>
          </table:table-cell>
          <table:table-cell office:value-type="float" office:value="0.0000645652884539854" calcext:value-type="float">
            <text:p>6.45652884539854E-0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15.8412" calcext:value-type="float">
            <text:p>15.8412</text:p>
          </table:table-cell>
          <table:table-cell office:value-type="float" office:value="0.00100221197228211" calcext:value-type="float">
            <text:p>0.001002211972282</text:p>
          </table:table-cell>
          <table:table-cell office:value-type="float" office:value="0.000139589455383529" calcext:value-type="float">
            <text:p>0.000139589455384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17.4988" calcext:value-type="float">
            <text:p>17.4988</text:p>
          </table:table-cell>
          <table:table-cell office:value-type="float" office:value="0.00110593995297964" calcext:value-type="float">
            <text:p>0.00110593995298</text:p>
          </table:table-cell>
          <table:table-cell office:value-type="float" office:value="0.000204137316144815" calcext:value-type="float">
            <text:p>0.00020413731614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19.1564" calcext:value-type="float">
            <text:p>19.1564</text:p>
          </table:table-cell>
          <table:table-cell office:value-type="float" office:value="0.00162769195492014" calcext:value-type="float">
            <text:p>0.00162769195492</text:p>
          </table:table-cell>
          <table:table-cell office:value-type="float" office:value="0.000032461663371313" calcext:value-type="float">
            <text:p>3.2461663371313E-0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20.814" calcext:value-type="float">
            <text:p>20.814</text:p>
          </table:table-cell>
          <table:table-cell office:value-type="float" office:value="0.00187082888981565" calcext:value-type="float">
            <text:p>0.001870828889816</text:p>
          </table:table-cell>
          <table:table-cell office:value-type="float" office:value="0.000215147092780651" calcext:value-type="float">
            <text:p>0.0002151470927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22.4716" calcext:value-type="float">
            <text:p>22.4716</text:p>
          </table:table-cell>
          <table:table-cell office:value-type="float" office:value="0.00211694717239117" calcext:value-type="float">
            <text:p>0.002116947172391</text:p>
          </table:table-cell>
          <table:table-cell office:value-type="float" office:value="0.00017047657167556" calcext:value-type="float">
            <text:p>0.000170476571676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24.1292" calcext:value-type="float">
            <text:p>24.1292</text:p>
          </table:table-cell>
          <table:table-cell office:value-type="float" office:value="0.00284011342038644" calcext:value-type="float">
            <text:p>0.002840113420386</text:p>
          </table:table-cell>
          <table:table-cell office:value-type="float" office:value="0.000138293621571493" calcext:value-type="float">
            <text:p>0.000138293621571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25.7868" calcext:value-type="float">
            <text:p>25.7868</text:p>
          </table:table-cell>
          <table:table-cell office:value-type="float" office:value="0.00346171955883182" calcext:value-type="float">
            <text:p>0.003461719558832</text:p>
          </table:table-cell>
          <table:table-cell office:value-type="float" office:value="0.0000402697015743233" calcext:value-type="float">
            <text:p>4.02697015743233E-05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29.102" calcext:value-type="float">
            <text:p>29.102</text:p>
          </table:table-cell>
          <table:table-cell office:value-type="float" office:value="0.00563808431977496" calcext:value-type="float">
            <text:p>0.005638084319775</text:p>
          </table:table-cell>
          <table:table-cell office:value-type="float" office:value="0.000195665918940447" calcext:value-type="float">
            <text:p>0.00019566591894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32.4172" calcext:value-type="float">
            <text:p>32.4172</text:p>
          </table:table-cell>
          <table:table-cell office:value-type="float" office:value="0.00748854468710513" calcext:value-type="float">
            <text:p>0.007488544687105</text:p>
          </table:table-cell>
          <table:table-cell office:value-type="float" office:value="0.000179656431486919" calcext:value-type="float">
            <text:p>0.000179656431487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35.7324" calcext:value-type="float">
            <text:p>35.7324</text:p>
          </table:table-cell>
          <table:table-cell office:value-type="float" office:value="0.011194570648933" calcext:value-type="float">
            <text:p>0.011194570648933</text:p>
          </table:table-cell>
          <table:table-cell office:value-type="float" office:value="0.000140882471099899" calcext:value-type="float">
            <text:p>0.0001408824711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39.0476" calcext:value-type="float">
            <text:p>39.0476</text:p>
          </table:table-cell>
          <table:table-cell office:value-type="float" office:value="0.0133474700340855" calcext:value-type="float">
            <text:p>0.013347470034086</text:p>
          </table:table-cell>
          <table:table-cell office:value-type="float" office:value="0.00204655224595853" calcext:value-type="float">
            <text:p>0.002046552245959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0.0219391292392164" calcext:value-type="float">
            <text:p>0.021939129239216</text:p>
          </table:table-cell>
          <table:table-cell office:value-type="float" office:value="0.000399796561662048" calcext:value-type="float">
            <text:p>0.000399796561662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47.3356" calcext:value-type="float">
            <text:p>47.3356</text:p>
          </table:table-cell>
          <table:table-cell office:value-type="float" office:value="0.0311642002112139" calcext:value-type="float">
            <text:p>0.031164200211214</text:p>
          </table:table-cell>
          <table:table-cell office:value-type="float" office:value="0.00109575060002555" calcext:value-type="float">
            <text:p>0.001095750600026</text:p>
          </table:table-cell>
          <table:table-cell/>
        </table:table-row>
        <table:table-row table:style-name="ro1">
          <table:table-cell office:value-type="string" calcext:value-type="string">
            <text:p>digestate</text:p>
          </table:table-cell>
          <table:table-cell office:value-type="float" office:value="52.3084" calcext:value-type="float">
            <text:p>52.3084</text:p>
          </table:table-cell>
          <table:table-cell office:value-type="float" office:value="0.0400508573154478" calcext:value-type="float">
            <text:p>0.040050857315448</text:p>
          </table:table-cell>
          <table:table-cell office:value-type="float" office:value="0.000175355094221339" calcext:value-type="float">
            <text:p>0.0001753550942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6.8658" calcext:value-type="float">
            <text:p>6.8658</text:p>
          </table:table-cell>
          <table:table-cell office:value-type="float" office:value="0.00218690943393296" calcext:value-type="float">
            <text:p>0.002186909433933</text:p>
          </table:table-cell>
          <table:table-cell office:value-type="float" office:value="0.000285470852950849" calcext:value-type="float">
            <text:p>0.000285470852951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8.4906" calcext:value-type="float">
            <text:p>8.4906</text:p>
          </table:table-cell>
          <table:table-cell office:value-type="float" office:value="0.00220284388542865" calcext:value-type="float">
            <text:p>0.002202843885429</text:p>
          </table:table-cell>
          <table:table-cell office:value-type="float" office:value="0.000215199260845823" calcext:value-type="float">
            <text:p>0.000215199260846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10.1154" calcext:value-type="float">
            <text:p>10.1154</text:p>
          </table:table-cell>
          <table:table-cell office:value-type="float" office:value="0.00262889691777489" calcext:value-type="float">
            <text:p>0.002628896917775</text:p>
          </table:table-cell>
          <table:table-cell office:value-type="float" office:value="0.000243307656394106" calcext:value-type="float">
            <text:p>0.000243307656394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11.7402" calcext:value-type="float">
            <text:p>11.7402</text:p>
          </table:table-cell>
          <table:table-cell office:value-type="float" office:value="0.00222965095749005" calcext:value-type="float">
            <text:p>0.00222965095749</text:p>
          </table:table-cell>
          <table:table-cell office:value-type="float" office:value="0.000189350807286665" calcext:value-type="float">
            <text:p>0.000189350807287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13.365" calcext:value-type="float">
            <text:p>13.365</text:p>
          </table:table-cell>
          <table:table-cell office:value-type="float" office:value="0.00274091499307033" calcext:value-type="float">
            <text:p>0.00274091499307</text:p>
          </table:table-cell>
          <table:table-cell office:value-type="float" office:value="0.000420285183179457" calcext:value-type="float">
            <text:p>0.000420285183179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14.9898" calcext:value-type="float">
            <text:p>14.9898</text:p>
          </table:table-cell>
          <table:table-cell office:value-type="float" office:value="0.00326407494185858" calcext:value-type="float">
            <text:p>0.003264074941859</text:p>
          </table:table-cell>
          <table:table-cell office:value-type="float" office:value="0.000529597307329326" calcext:value-type="float">
            <text:p>0.000529597307329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16.6146" calcext:value-type="float">
            <text:p>16.6146</text:p>
          </table:table-cell>
          <table:table-cell office:value-type="float" office:value="0.00399065683075239" calcext:value-type="float">
            <text:p>0.003990656830752</text:p>
          </table:table-cell>
          <table:table-cell office:value-type="float" office:value="0.000270784919451156" calcext:value-type="float">
            <text:p>0.000270784919451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18.2394" calcext:value-type="float">
            <text:p>18.2394</text:p>
          </table:table-cell>
          <table:table-cell office:value-type="float" office:value="0.00407564804217752" calcext:value-type="float">
            <text:p>0.004075648042178</text:p>
          </table:table-cell>
          <table:table-cell office:value-type="float" office:value="0.000357819853967196" calcext:value-type="float">
            <text:p>0.000357819853967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19.8642" calcext:value-type="float">
            <text:p>19.8642</text:p>
          </table:table-cell>
          <table:table-cell office:value-type="float" office:value="0.00544233026837102" calcext:value-type="float">
            <text:p>0.005442330268371</text:p>
          </table:table-cell>
          <table:table-cell office:value-type="float" office:value="0.000350995018706144" calcext:value-type="float">
            <text:p>0.000350995018706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21.489" calcext:value-type="float">
            <text:p>21.489</text:p>
          </table:table-cell>
          <table:table-cell office:value-type="float" office:value="0.00617088403431358" calcext:value-type="float">
            <text:p>0.006170884034314</text:p>
          </table:table-cell>
          <table:table-cell office:value-type="float" office:value="0.000393706300953861" calcext:value-type="float">
            <text:p>0.0003937063009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23.1138" calcext:value-type="float">
            <text:p>23.1138</text:p>
          </table:table-cell>
          <table:table-cell office:value-type="float" office:value="0.00671858190434914" calcext:value-type="float">
            <text:p>0.006718581904349</text:p>
          </table:table-cell>
          <table:table-cell office:value-type="float" office:value="0.000462841075972433" calcext:value-type="float">
            <text:p>0.000462841075972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24.7386" calcext:value-type="float">
            <text:p>24.7386</text:p>
          </table:table-cell>
          <table:table-cell office:value-type="float" office:value="0.00861264408852061" calcext:value-type="float">
            <text:p>0.008612644088521</text:p>
          </table:table-cell>
          <table:table-cell office:value-type="float" office:value="0.000646645468604655" calcext:value-type="float">
            <text:p>0.000646645468605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26.3634" calcext:value-type="float">
            <text:p>26.3634</text:p>
          </table:table-cell>
          <table:table-cell office:value-type="float" office:value="0.0107203016028206" calcext:value-type="float">
            <text:p>0.010720301602821</text:p>
          </table:table-cell>
          <table:table-cell office:value-type="float" office:value="0.000697483187294194" calcext:value-type="float">
            <text:p>0.000697483187294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29.613" calcext:value-type="float">
            <text:p>29.613</text:p>
          </table:table-cell>
          <table:table-cell office:value-type="float" office:value="0.0184111371162036" calcext:value-type="float">
            <text:p>0.018411137116204</text:p>
          </table:table-cell>
          <table:table-cell office:value-type="float" office:value="0.000197453035263748" calcext:value-type="float">
            <text:p>0.000197453035264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32.8626" calcext:value-type="float">
            <text:p>32.8626</text:p>
          </table:table-cell>
          <table:table-cell office:value-type="float" office:value="0.0328281160918994" calcext:value-type="float">
            <text:p>0.032828116091899</text:p>
          </table:table-cell>
          <table:table-cell office:value-type="float" office:value="0.00110146682298392" calcext:value-type="float">
            <text:p>0.001101466822984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36.1122" calcext:value-type="float">
            <text:p>36.1122</text:p>
          </table:table-cell>
          <table:table-cell office:value-type="float" office:value="0.0612010160265605" calcext:value-type="float">
            <text:p>0.061201016026561</text:p>
          </table:table-cell>
          <table:table-cell office:value-type="float" office:value="0.00211604102164114" calcext:value-type="float">
            <text:p>0.002116041021641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39.3618" calcext:value-type="float">
            <text:p>39.3618</text:p>
          </table:table-cell>
          <table:table-cell office:value-type="float" office:value="0.0875496460414702" calcext:value-type="float">
            <text:p>0.08754964604147</text:p>
          </table:table-cell>
          <table:table-cell office:value-type="float" office:value="0.000434405482992993" calcext:value-type="float">
            <text:p>0.000434405482993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42.6114" calcext:value-type="float">
            <text:p>42.6114</text:p>
          </table:table-cell>
          <table:table-cell office:value-type="float" office:value="0.109155043690234" calcext:value-type="float">
            <text:p>0.109155043690234</text:p>
          </table:table-cell>
          <table:table-cell office:value-type="float" office:value="0.00218316073662522" calcext:value-type="float">
            <text:p>0.002183160736625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47.4858" calcext:value-type="float">
            <text:p>47.4858</text:p>
          </table:table-cell>
          <table:table-cell office:value-type="float" office:value="0.12311682714202" calcext:value-type="float">
            <text:p>0.12311682714202</text:p>
          </table:table-cell>
          <table:table-cell office:value-type="float" office:value="0.00142100747173338" calcext:value-type="float">
            <text:p>0.001421007471733</text:p>
          </table:table-cell>
          <table:table-cell/>
        </table:table-row>
        <table:table-row table:style-name="ro1">
          <table:table-cell office:value-type="string" calcext:value-type="string">
            <text:p>stored</text:p>
          </table:table-cell>
          <table:table-cell office:value-type="float" office:value="52.3602" calcext:value-type="float">
            <text:p>52.3602</text:p>
          </table:table-cell>
          <table:table-cell office:value-type="float" office:value="0.0827816642825389" calcext:value-type="float">
            <text:p>0.082781664282539</text:p>
          </table:table-cell>
          <table:table-cell office:value-type="float" office:value="0.00259212041483856" calcext:value-type="float">
            <text:p>0.0025921204148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4" loext:min-decimal-places="4" number:min-integer-digits="1"/>
    </number:number-style>
    <number:number-style style:name="N16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06:12:51.400205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sha Hafner</meta:initial-creator>
    <meta:creation-date>2020-10-21T08:33:20.499074600</meta:creation-date>
    <dc:date>2020-10-31T06:15:39.717817677</dc:date>
    <dc:creator>Sasha Hafner</dc:creator>
    <meta:editing-duration>PT4M57S</meta:editing-duration>
    <meta:editing-cycles>3</meta:editing-cycles>
    <meta:generator>LibreOffice/6.4.6.2$Linux_X86_64 LibreOffice_project/40$Build-2</meta:generator>
    <meta:document-statistic meta:table-count="1" meta:cell-count="330" meta:object-count="0"/>
  </office:meta>
</office:document-meta>
</file>